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EventBroadcaster.removeEventListener( EventListener liste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EventBroadcaster.hasEventListen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EventBroadcaster.invoke( Object proxy , Method method , Object [ ] arg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DefaultEventBroadcaster.createProxyFor( Class clazz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40">
            <text:p text:style-name="Table_20_Contents">40</text:p>
          </table:table-cell>
        </table:table-row>
        <table:table-row>
          <table:table-cell office:value-type="string">
            <text:p text:style-name="Table_20_Contents">DefaultEventBroadcaster.addEventListener( EventListener liste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EventBroadcaster.getEventProducerFor( Class clazz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DefaultEventBroadcaster.broadcastEvent( 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EventBroadcaster.addEventModel( EventModel eventMod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EventBroadcaster.getEventProducerModel( Class clazz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